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rong0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:02.6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.62" calcext:value-type="float">
            <text:p>2.62</text:p>
          </table:table-cell>
          <table:table-cell office:value-type="string" calcext:value-type="string">
            <text:p>serial</text:p>
          </table:table-cell>
          <table:table-cell table:formula="of:=ROUND(([.B3]+[.B19]+[.B35])/3;2)" office:value-type="float" office:value="2.62" calcext:value-type="float">
            <text:p>2.62</text:p>
          </table:table-cell>
          <table:table-cell table:formula="of:=(MAX([.B3];[.B19];[.B35]) - MIN([.B3];[.B19];[.B35]) )/2" office:value-type="float" office:value="0" calcext:value-type="float">
            <text:p>0</text:p>
          </table:table-cell>
          <table:table-cell table:formula="of:=ROUND(([.C3]+[.C19]+[.C35])/3;2)" office:value-type="float" office:value="0" calcext:value-type="float">
            <text:p>0</text:p>
          </table:table-cell>
          <table:table-cell table:formula="of:=(MAX([.C3];[.C19];[.C35]) - MIN([.C3];[.C19];[.C35]) )/2" office:value-type="float" office:value="0" calcext:value-type="float">
            <text:p>0</text:p>
          </table:table-cell>
          <table:table-cell table:style-name="ce2" table:formula="of:=ROUND(([.G3]+[.G19]+[.G35])/3;2)" office:value-type="float" office:value="2.62" calcext:value-type="float">
            <text:p>2.62</text:p>
          </table:table-cell>
          <table:table-cell table:style-name="ce2" table:formula="of:=ROUND((MAX([.G3];[.G19];[.G35]) -  MIN([.G3];[.G19];[.G35])  )/2;2)" office:value-type="float" office:value="0" calcext:value-type="float">
            <text:p>0</text:p>
          </table:table-cell>
          <table:table-cell table:formula="of:=ROUND(([.E3]+[.E19]+[.E35])/3;2)" office:value-type="float" office:value="99" calcext:value-type="float">
            <text:p>99</text:p>
          </table:table-cell>
          <table:table-cell table:formula="of:=(MAX([.E3];[.E19];[.E35]) - MIN([.E3];[.E19];[.E35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.73" calcext:value-type="float">
            <text:p>2.7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0:02.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table:formula="of:=ROUND(([.B4]+[.B20]+[.B36])/3;2)" office:value-type="float" office:value="2.72" calcext:value-type="float">
            <text:p>2.72</text:p>
          </table:table-cell>
          <table:table-cell table:formula="of:=(MAX([.B4];[.B20];[.B36]) - MIN([.B4];[.B20];[.B36]) )/2" office:value-type="float" office:value="0.01" calcext:value-type="float">
            <text:p>0.01</text:p>
          </table:table-cell>
          <table:table-cell table:formula="of:=ROUND(([.C4]+[.C20]+[.C36])/3;2)" office:value-type="float" office:value="0.12" calcext:value-type="float">
            <text:p>0.12</text:p>
          </table:table-cell>
          <table:table-cell table:formula="of:=(MAX([.C4];[.C20];[.C36]) - MIN([.C4];[.C20];[.C36]) )/2" office:value-type="float" office:value="0.005" calcext:value-type="float">
            <text:p>0.005</text:p>
          </table:table-cell>
          <table:table-cell table:style-name="ce2" table:formula="of:=ROUND(([.G4]+[.G20]+[.G36])/3;2)" office:value-type="float" office:value="2.9" calcext:value-type="float">
            <text:p>2.9</text:p>
          </table:table-cell>
          <table:table-cell table:style-name="ce2" table:formula="of:=ROUND((MAX([.G4];[.G20];[.G36]) -  MIN([.G4];[.G20];[.G36])  )/2;2)" office:value-type="float" office:value="0.03" calcext:value-type="float">
            <text:p>0.03</text:p>
          </table:table-cell>
          <table:table-cell table:formula="of:=ROUND(([.E4]+[.E20]+[.E36])/3;2)" office:value-type="float" office:value="97.67" calcext:value-type="float">
            <text:p>97.67</text:p>
          </table:table-cell>
          <table:table-cell table:formula="of:=(MAX([.E4];[.E20];[.E36]) - MIN([.E4];[.E20];[.E36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.86" calcext:value-type="float">
            <text:p>2.8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0:00.9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formula="of:=ROUND(([.B5]+[.B21]+[.B37])/3;2)" office:value-type="float" office:value="2.87" calcext:value-type="float">
            <text:p>2.87</text:p>
          </table:table-cell>
          <table:table-cell table:formula="of:=(MAX([.B5];[.B21];[.B37]) - MIN([.B5];[.B21];[.B37]) )/2" office:value-type="float" office:value="0.03" calcext:value-type="float">
            <text:p>0.03</text:p>
          </table:table-cell>
          <table:table-cell table:formula="of:=ROUND(([.C5]+[.C21]+[.C37])/3;2)" office:value-type="float" office:value="0.55" calcext:value-type="float">
            <text:p>0.55</text:p>
          </table:table-cell>
          <table:table-cell table:formula="of:=(MAX([.C5];[.C21];[.C37]) - MIN([.C5];[.C21];[.C37]) )/2" office:value-type="float" office:value="0.015" calcext:value-type="float">
            <text:p>0.015</text:p>
          </table:table-cell>
          <table:table-cell table:style-name="ce2" table:formula="of:=ROUND(([.G5]+[.G21]+[.G37])/3;2)" office:value-type="float" office:value="0.97" calcext:value-type="float">
            <text:p>0.97</text:p>
          </table:table-cell>
          <table:table-cell table:style-name="ce2" table:formula="of:=ROUND((MAX([.G5];[.G21];[.G37]) -  MIN([.G5];[.G21];[.G37])  )/2;2)" office:value-type="float" office:value="0.02" calcext:value-type="float">
            <text:p>0.02</text:p>
          </table:table-cell>
          <table:table-cell table:formula="of:=ROUND(([.E5]+[.E21]+[.E37])/3;2)" office:value-type="float" office:value="350.33" calcext:value-type="float">
            <text:p>350.33</text:p>
          </table:table-cell>
          <table:table-cell table:formula="of:=(MAX([.E5];[.E21];[.E37]) - MIN([.E5];[.E21];[.E37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3.01" calcext:value-type="float">
            <text:p>3.0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s/>0:00.6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ROUND(([.B6]+[.B22]+[.B38])/3;2)" office:value-type="float" office:value="3.03" calcext:value-type="float">
            <text:p>3.03</text:p>
          </table:table-cell>
          <table:table-cell table:formula="of:=(MAX([.B6];[.B22];[.B38]) - MIN([.B6];[.B22];[.B38]) )/2" office:value-type="float" office:value="0.0150000000000001" calcext:value-type="float">
            <text:p>0.015</text:p>
          </table:table-cell>
          <table:table-cell table:formula="of:=ROUND(([.C6]+[.C22]+[.C38])/3;2)" office:value-type="float" office:value="1.27" calcext:value-type="float">
            <text:p>1.27</text:p>
          </table:table-cell>
          <table:table-cell table:formula="of:=(MAX([.C6];[.C22];[.C38]) - MIN([.C6];[.C22];[.C38]) )/2" office:value-type="float" office:value="0.015" calcext:value-type="float">
            <text:p>0.015</text:p>
          </table:table-cell>
          <table:table-cell table:style-name="ce2" table:formula="of:=ROUND(([.G6]+[.G22]+[.G38])/3;2)" office:value-type="float" office:value="0.67" calcext:value-type="float">
            <text:p>0.67</text:p>
          </table:table-cell>
          <table:table-cell table:style-name="ce2" table:formula="of:=ROUND((MAX([.G6];[.G22];[.G38]) -  MIN([.G6];[.G22];[.G38])  )/2;2)" office:value-type="float" office:value="0.01" calcext:value-type="float">
            <text:p>0.01</text:p>
          </table:table-cell>
          <table:table-cell table:formula="of:=ROUND(([.E6]+[.E22]+[.E38])/3;2)" office:value-type="float" office:value="642.67" calcext:value-type="float">
            <text:p>642.67</text:p>
          </table:table-cell>
          <table:table-cell table:formula="of:=(MAX([.E6];[.E22];[.E38]) - MIN([.E6];[.E22];[.E38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.26" calcext:value-type="float">
            <text:p>3.26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<text:s/>0:00.6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0.6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table:formula="of:=ROUND(([.B7]+[.B23]+[.B39])/3;2)" office:value-type="float" office:value="3.27" calcext:value-type="float">
            <text:p>3.27</text:p>
          </table:table-cell>
          <table:table-cell table:formula="of:=(MAX([.B7];[.B23];[.B39]) - MIN([.B7];[.B23];[.B39]) )/2" office:value-type="float" office:value="0.0249999999999999" calcext:value-type="float">
            <text:p>0.025</text:p>
          </table:table-cell>
          <table:table-cell table:formula="of:=ROUND(([.C7]+[.C23]+[.C39])/3;2)" office:value-type="float" office:value="2.17" calcext:value-type="float">
            <text:p>2.17</text:p>
          </table:table-cell>
          <table:table-cell table:formula="of:=(MAX([.C7];[.C23];[.C39]) - MIN([.C7];[.C23];[.C39]) )/2" office:value-type="float" office:value="0.04" calcext:value-type="float">
            <text:p>0.04</text:p>
          </table:table-cell>
          <table:table-cell table:style-name="ce2" table:formula="of:=ROUND(([.G7]+[.G23]+[.G39])/3;2)" office:value-type="float" office:value="0.61" calcext:value-type="float">
            <text:p>0.61</text:p>
          </table:table-cell>
          <table:table-cell table:style-name="ce2" table:formula="of:=ROUND((MAX([.G7];[.G23];[.G39]) -  MIN([.G7];[.G23];[.G39])  )/2;2)" office:value-type="float" office:value="0" calcext:value-type="float">
            <text:p>0</text:p>
          </table:table-cell>
          <table:table-cell table:formula="of:=ROUND(([.E7]+[.E23]+[.E39])/3;2)" office:value-type="float" office:value="886.33" calcext:value-type="float">
            <text:p>886.33</text:p>
          </table:table-cell>
          <table:table-cell table:formula="of:=(MAX([.E7];[.E23];[.E39]) - MIN([.E7];[.E23];[.E39]) )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3.57" calcext:value-type="float">
            <text:p>3.57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<text:s/>0:00.6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formula="of:=ROUND(([.B8]+[.B24]+[.B40])/3;2)" office:value-type="float" office:value="3.6" calcext:value-type="float">
            <text:p>3.6</text:p>
          </table:table-cell>
          <table:table-cell table:formula="of:=(MAX([.B8];[.B24];[.B40]) - MIN([.B8];[.B24];[.B40]) )/2" office:value-type="float" office:value="0.03" calcext:value-type="float">
            <text:p>0.03</text:p>
          </table:table-cell>
          <table:table-cell table:formula="of:=ROUND(([.C8]+[.C24]+[.C40])/3;2)" office:value-type="float" office:value="3.21" calcext:value-type="float">
            <text:p>3.21</text:p>
          </table:table-cell>
          <table:table-cell table:formula="of:=(MAX([.C8];[.C24];[.C40]) - MIN([.C8];[.C24];[.C40]) )/2" office:value-type="float" office:value="0.03" calcext:value-type="float">
            <text:p>0.03</text:p>
          </table:table-cell>
          <table:table-cell table:style-name="ce2" table:formula="of:=ROUND(([.G8]+[.G24]+[.G40])/3;2)" office:value-type="float" office:value="0.6" calcext:value-type="float">
            <text:p>0.6</text:p>
          </table:table-cell>
          <table:table-cell table:style-name="ce2" table:formula="of:=ROUND((MAX([.G8];[.G24];[.G40]) -  MIN([.G8];[.G24];[.G40])  )/2;2)" office:value-type="float" office:value="0.01" calcext:value-type="float">
            <text:p>0.01</text:p>
          </table:table-cell>
          <table:table-cell table:formula="of:=ROUND(([.E8]+[.E24]+[.E40])/3;2)" office:value-type="float" office:value="1120" calcext:value-type="float">
            <text:p>1120</text:p>
          </table:table-cell>
          <table:table-cell table:formula="of:=(MAX([.E8];[.E24];[.E40]) - MIN([.E8];[.E24];[.E40]) )/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<text:s/>0:00.63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0.63" calcext:value-type="float">
            <text:p>0.63</text:p>
          </table:table-cell>
          <table:table-cell office:value-type="float" office:value="20" calcext:value-type="float">
            <text:p>20</text:p>
          </table:table-cell>
          <table:table-cell table:formula="of:=ROUND(([.B9]+[.B25]+[.B41])/3;2)" office:value-type="float" office:value="4" calcext:value-type="float">
            <text:p>4</text:p>
          </table:table-cell>
          <table:table-cell table:formula="of:=(MAX([.B9];[.B25];[.B41]) - MIN([.B9];[.B25];[.B41]) )/2" office:value-type="float" office:value="0.0149999999999999" calcext:value-type="float">
            <text:p>0.015</text:p>
          </table:table-cell>
          <table:table-cell table:formula="of:=ROUND(([.C9]+[.C25]+[.C41])/3;2)" office:value-type="float" office:value="4.4" calcext:value-type="float">
            <text:p>4.4</text:p>
          </table:table-cell>
          <table:table-cell table:formula="of:=(MAX([.C9];[.C25];[.C41]) - MIN([.C9];[.C25];[.C41]) )/2" office:value-type="float" office:value="0.0750000000000002" calcext:value-type="float">
            <text:p>0.075</text:p>
          </table:table-cell>
          <table:table-cell table:style-name="ce2" table:formula="of:=ROUND(([.G9]+[.G25]+[.G41])/3;2)" office:value-type="float" office:value="0.63" calcext:value-type="float">
            <text:p>0.63</text:p>
          </table:table-cell>
          <table:table-cell table:style-name="ce2" table:formula="of:=ROUND((MAX([.G9];[.G25];[.G41]) -  MIN([.G9];[.G25];[.G41])  )/2;2)" office:value-type="float" office:value="0.01" calcext:value-type="float">
            <text:p>0.01</text:p>
          </table:table-cell>
          <table:table-cell table:formula="of:=ROUND(([.E9]+[.E25]+[.E41])/3;2)" office:value-type="float" office:value="1315.67" calcext:value-type="float">
            <text:p>1315.67</text:p>
          </table:table-cell>
          <table:table-cell table:formula="of:=(MAX([.E9];[.E25];[.E41]) - MIN([.E9];[.E25];[.E41]) )/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4.79" calcext:value-type="float">
            <text:p>4.79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<text:s/>0:00.70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0.7" calcext:value-type="float">
            <text:p>0.7</text:p>
          </table:table-cell>
          <table:table-cell office:value-type="float" office:value="24" calcext:value-type="float">
            <text:p>24</text:p>
          </table:table-cell>
          <table:table-cell table:formula="of:=ROUND(([.B10]+[.B26]+[.B42])/3;2)" office:value-type="float" office:value="4.59" calcext:value-type="float">
            <text:p>4.59</text:p>
          </table:table-cell>
          <table:table-cell table:formula="of:=(MAX([.B10];[.B26];[.B42]) - MIN([.B10];[.B26];[.B42]) )/2" office:value-type="float" office:value="0.16" calcext:value-type="float">
            <text:p>0.16</text:p>
          </table:table-cell>
          <table:table-cell table:formula="of:=ROUND(([.C10]+[.C26]+[.C42])/3;2)" office:value-type="float" office:value="5.92" calcext:value-type="float">
            <text:p>5.92</text:p>
          </table:table-cell>
          <table:table-cell table:formula="of:=(MAX([.C10];[.C26];[.C42]) - MIN([.C10];[.C26];[.C42]) )/2" office:value-type="float" office:value="0.0899999999999999" calcext:value-type="float">
            <text:p>0.09</text:p>
          </table:table-cell>
          <table:table-cell table:style-name="ce2" table:formula="of:=ROUND(([.G10]+[.G26]+[.G42])/3;2)" office:value-type="float" office:value="0.69" calcext:value-type="float">
            <text:p>0.69</text:p>
          </table:table-cell>
          <table:table-cell table:style-name="ce2" table:formula="of:=ROUND((MAX([.G10];[.G26];[.G42]) -  MIN([.G10];[.G26];[.G42])  )/2;2)" office:value-type="float" office:value="0.01" calcext:value-type="float">
            <text:p>0.01</text:p>
          </table:table-cell>
          <table:table-cell table:formula="of:=ROUND(([.E10]+[.E26]+[.E42])/3;2)" office:value-type="float" office:value="1513.67" calcext:value-type="float">
            <text:p>1513.67</text:p>
          </table:table-cell>
          <table:table-cell table:formula="of:=(MAX([.E10];[.E26];[.E42]) - MIN([.E10];[.E26];[.E42]) )/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5.13" calcext:value-type="float">
            <text:p>5.13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<text:s/>0:00.82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0.82" calcext:value-type="float">
            <text:p>0.82</text:p>
          </table:table-cell>
          <table:table-cell office:value-type="float" office:value="28" calcext:value-type="float">
            <text:p>28</text:p>
          </table:table-cell>
          <table:table-cell table:formula="of:=ROUND(([.B11]+[.B27]+[.B43])/3;2)" office:value-type="float" office:value="5.2" calcext:value-type="float">
            <text:p>5.2</text:p>
          </table:table-cell>
          <table:table-cell table:formula="of:=(MAX([.B11];[.B27];[.B43]) - MIN([.B11];[.B27];[.B43]) )/2" office:value-type="float" office:value="0.105" calcext:value-type="float">
            <text:p>0.105</text:p>
          </table:table-cell>
          <table:table-cell table:formula="of:=ROUND(([.C11]+[.C27]+[.C43])/3;2)" office:value-type="float" office:value="8.57" calcext:value-type="float">
            <text:p>8.57</text:p>
          </table:table-cell>
          <table:table-cell table:formula="of:=(MAX([.C11];[.C27];[.C43]) - MIN([.C11];[.C27];[.C43]) )/2" office:value-type="float" office:value="0.0899999999999999" calcext:value-type="float">
            <text:p>0.09</text:p>
          </table:table-cell>
          <table:table-cell table:style-name="ce2" table:formula="of:=ROUND(([.G11]+[.G27]+[.G43])/3;2)" office:value-type="float" office:value="0.8" calcext:value-type="float">
            <text:p>0.8</text:p>
          </table:table-cell>
          <table:table-cell table:style-name="ce2" table:formula="of:=ROUND((MAX([.G11];[.G27];[.G43]) -  MIN([.G11];[.G27];[.G43])  )/2;2)" office:value-type="float" office:value="0.02" calcext:value-type="float">
            <text:p>0.02</text:p>
          </table:table-cell>
          <table:table-cell table:formula="of:=ROUND(([.E11]+[.E27]+[.E43])/3;2)" office:value-type="float" office:value="1710.33" calcext:value-type="float">
            <text:p>1710.33</text:p>
          </table:table-cell>
          <table:table-cell table:formula="of:=(MAX([.E11];[.E27];[.E43]) - MIN([.E11];[.E27];[.E43]) )/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6.42" calcext:value-type="float">
            <text:p>6.42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0:00.8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0.88" calcext:value-type="float">
            <text:p>0.88</text:p>
          </table:table-cell>
          <table:table-cell office:value-type="float" office:value="32" calcext:value-type="float">
            <text:p>32</text:p>
          </table:table-cell>
          <table:table-cell table:formula="of:=ROUND(([.B12]+[.B28]+[.B44])/3;2)" office:value-type="float" office:value="6.33" calcext:value-type="float">
            <text:p>6.33</text:p>
          </table:table-cell>
          <table:table-cell table:formula="of:=(MAX([.B12];[.B28];[.B44]) - MIN([.B12];[.B28];[.B44]) )/2" office:value-type="float" office:value="0.1" calcext:value-type="float">
            <text:p>0.1</text:p>
          </table:table-cell>
          <table:table-cell table:formula="of:=ROUND(([.C12]+[.C28]+[.C44])/3;2)" office:value-type="float" office:value="10.74" calcext:value-type="float">
            <text:p>10.74</text:p>
          </table:table-cell>
          <table:table-cell table:formula="of:=(MAX([.C12];[.C28];[.C44]) - MIN([.C12];[.C28];[.C44]) )/2" office:value-type="float" office:value="0.345" calcext:value-type="float">
            <text:p>0.345</text:p>
          </table:table-cell>
          <table:table-cell table:style-name="ce2" table:formula="of:=ROUND(([.G12]+[.G28]+[.G44])/3;2)" office:value-type="float" office:value="0.87" calcext:value-type="float">
            <text:p>0.87</text:p>
          </table:table-cell>
          <table:table-cell table:style-name="ce2" table:formula="of:=ROUND((MAX([.G12];[.G28];[.G44]) -  MIN([.G12];[.G28];[.G44])  )/2;2)" office:value-type="float" office:value="0.01" calcext:value-type="float">
            <text:p>0.01</text:p>
          </table:table-cell>
          <table:table-cell table:formula="of:=ROUND(([.E12]+[.E28]+[.E44])/3;2)" office:value-type="float" office:value="1942" calcext:value-type="float">
            <text:p>1942</text:p>
          </table:table-cell>
          <table:table-cell table:formula="of:=(MAX([.E12];[.E28];[.E44]) - MIN([.E12];[.E28];[.E44]) )/2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6.54" calcext:value-type="float">
            <text:p>6.54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<text:s/>0:00.91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0.91" calcext:value-type="float">
            <text:p>0.91</text:p>
          </table:table-cell>
          <table:table-cell office:value-type="float" office:value="36" calcext:value-type="float">
            <text:p>36</text:p>
          </table:table-cell>
          <table:table-cell table:formula="of:=ROUND(([.B13]+[.B29]+[.B45])/3;2)" office:value-type="float" office:value="6.8" calcext:value-type="float">
            <text:p>6.8</text:p>
          </table:table-cell>
          <table:table-cell table:formula="of:=(MAX([.B13];[.B29];[.B45]) - MIN([.B13];[.B29];[.B45]) )/2" office:value-type="float" office:value="0.46" calcext:value-type="float">
            <text:p>0.46</text:p>
          </table:table-cell>
          <table:table-cell table:formula="of:=ROUND(([.C13]+[.C29]+[.C45])/3;2)" office:value-type="float" office:value="13.26" calcext:value-type="float">
            <text:p>13.26</text:p>
          </table:table-cell>
          <table:table-cell table:formula="of:=(MAX([.C13];[.C29];[.C45]) - MIN([.C13];[.C29];[.C45]) )/2" office:value-type="float" office:value="0.44" calcext:value-type="float">
            <text:p>0.44</text:p>
          </table:table-cell>
          <table:table-cell table:style-name="ce2" table:formula="of:=ROUND(([.G13]+[.G29]+[.G45])/3;2)" office:value-type="float" office:value="0.95" calcext:value-type="float">
            <text:p>0.95</text:p>
          </table:table-cell>
          <table:table-cell table:style-name="ce2" table:formula="of:=ROUND((MAX([.G13];[.G29];[.G45]) -  MIN([.G13];[.G29];[.G45])  )/2;2)" office:value-type="float" office:value="0.05" calcext:value-type="float">
            <text:p>0.05</text:p>
          </table:table-cell>
          <table:table-cell table:formula="of:=ROUND(([.E13]+[.E29]+[.E45])/3;2)" office:value-type="float" office:value="2114.33" calcext:value-type="float">
            <text:p>2114.33</text:p>
          </table:table-cell>
          <table:table-cell table:formula="of:=(MAX([.E13];[.E29];[.E45]) - MIN([.E13];[.E29];[.E45]) )/2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8.24" calcext:value-type="float">
            <text:p>8.24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/>0:01.09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1.09" calcext:value-type="float">
            <text:p>1.09</text:p>
          </table:table-cell>
          <table:table-cell office:value-type="float" office:value="40" calcext:value-type="float">
            <text:p>40</text:p>
          </table:table-cell>
          <table:table-cell table:formula="of:=ROUND(([.B14]+[.B30]+[.B46])/3;2)" office:value-type="float" office:value="8.55" calcext:value-type="float">
            <text:p>8.55</text:p>
          </table:table-cell>
          <table:table-cell table:formula="of:=(MAX([.B14];[.B30];[.B46]) - MIN([.B14];[.B30];[.B46]) )/2" office:value-type="float" office:value="0.73" calcext:value-type="float">
            <text:p>0.73</text:p>
          </table:table-cell>
          <table:table-cell table:formula="of:=ROUND(([.C14]+[.C30]+[.C46])/3;2)" office:value-type="float" office:value="16.23" calcext:value-type="float">
            <text:p>16.23</text:p>
          </table:table-cell>
          <table:table-cell table:formula="of:=(MAX([.C14];[.C30];[.C46]) - MIN([.C14];[.C30];[.C46]) )/2" office:value-type="float" office:value="1.265" calcext:value-type="float">
            <text:p>1.265</text:p>
          </table:table-cell>
          <table:table-cell table:style-name="ce2" table:formula="of:=ROUND(([.G14]+[.G30]+[.G46])/3;2)" office:value-type="float" office:value="1.1" calcext:value-type="float">
            <text:p>1.1</text:p>
          </table:table-cell>
          <table:table-cell table:style-name="ce2" table:formula="of:=ROUND((MAX([.G14];[.G30];[.G46]) -  MIN([.G14];[.G30];[.G46])  )/2;2)" office:value-type="float" office:value="0.08" calcext:value-type="float">
            <text:p>0.08</text:p>
          </table:table-cell>
          <table:table-cell table:formula="of:=ROUND(([.E14]+[.E30]+[.E46])/3;2)" office:value-type="float" office:value="2251.67" calcext:value-type="float">
            <text:p>2251.67</text:p>
          </table:table-cell>
          <table:table-cell table:formula="of:=(MAX([.E14];[.E30];[.E46]) - MIN([.E14];[.E30];[.E46]) )/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9.39" calcext:value-type="float">
            <text:p>9.39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<text:s/>0:01.16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1.16" calcext:value-type="float">
            <text:p>1.16</text:p>
          </table:table-cell>
          <table:table-cell office:value-type="float" office:value="44" calcext:value-type="float">
            <text:p>44</text:p>
          </table:table-cell>
          <table:table-cell table:formula="of:=ROUND(([.B15]+[.B31]+[.B47])/3;2)" office:value-type="float" office:value="9.63" calcext:value-type="float">
            <text:p>9.63</text:p>
          </table:table-cell>
          <table:table-cell table:formula="of:=(MAX([.B15];[.B31];[.B47]) - MIN([.B15];[.B31];[.B47]) )/2" office:value-type="float" office:value="0.25" calcext:value-type="float">
            <text:p>0.25</text:p>
          </table:table-cell>
          <table:table-cell table:formula="of:=ROUND(([.C15]+[.C31]+[.C47])/3;2)" office:value-type="float" office:value="17.63" calcext:value-type="float">
            <text:p>17.63</text:p>
          </table:table-cell>
          <table:table-cell table:formula="of:=(MAX([.C15];[.C31];[.C47]) - MIN([.C15];[.C31];[.C47]) )/2" office:value-type="float" office:value="0.279999999999999" calcext:value-type="float">
            <text:p>0.279999999999999</text:p>
          </table:table-cell>
          <table:table-cell table:style-name="ce2" table:formula="of:=ROUND(([.G15]+[.G31]+[.G47])/3;2)" office:value-type="float" office:value="1.18" calcext:value-type="float">
            <text:p>1.18</text:p>
          </table:table-cell>
          <table:table-cell table:style-name="ce2" table:formula="of:=ROUND((MAX([.G15];[.G31];[.G47]) -  MIN([.G15];[.G31];[.G47])  )/2;2)" office:value-type="float" office:value="0.02" calcext:value-type="float">
            <text:p>0.02</text:p>
          </table:table-cell>
          <table:table-cell table:formula="of:=ROUND(([.E15]+[.E31]+[.E47])/3;2)" office:value-type="float" office:value="2307" calcext:value-type="float">
            <text:p>2307</text:p>
          </table:table-cell>
          <table:table-cell table:formula="of:=(MAX([.E15];[.E31];[.E47]) - MIN([.E15];[.E31];[.E47]) )/2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0.01" calcext:value-type="float">
            <text:p>10.01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<text:s/>0:01.27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<text:s/></text:p>
          </table:table-cell>
          <table:table-cell table:formula="of:=[.D16]*86400" office:value-type="float" office:value="1.27" calcext:value-type="float">
            <text:p>1.27</text:p>
          </table:table-cell>
          <table:table-cell office:value-type="float" office:value="48" calcext:value-type="float">
            <text:p>48</text:p>
          </table:table-cell>
          <table:table-cell table:formula="of:=ROUND(([.B16]+[.B32]+[.B48])/3;2)" office:value-type="float" office:value="10.42" calcext:value-type="float">
            <text:p>10.42</text:p>
          </table:table-cell>
          <table:table-cell table:formula="of:=(MAX([.B16];[.B32];[.B48]) - MIN([.B16];[.B32];[.B48]) )/2" office:value-type="float" office:value="0.645" calcext:value-type="float">
            <text:p>0.645</text:p>
          </table:table-cell>
          <table:table-cell table:formula="of:=ROUND(([.C16]+[.C32]+[.C48])/3;2)" office:value-type="float" office:value="21.03" calcext:value-type="float">
            <text:p>21.03</text:p>
          </table:table-cell>
          <table:table-cell table:formula="of:=(MAX([.C16];[.C32];[.C48]) - MIN([.C16];[.C32];[.C48]) )/2" office:value-type="float" office:value="0.5" calcext:value-type="float">
            <text:p>0.5</text:p>
          </table:table-cell>
          <table:table-cell table:style-name="ce2" table:formula="of:=ROUND(([.G16]+[.G32]+[.G48])/3;2)" office:value-type="float" office:value="1.29" calcext:value-type="float">
            <text:p>1.29</text:p>
          </table:table-cell>
          <table:table-cell table:style-name="ce2" table:formula="of:=ROUND((MAX([.G16];[.G32];[.G48]) -  MIN([.G16];[.G32];[.G48])  )/2;2)" office:value-type="float" office:value="0.05" calcext:value-type="float">
            <text:p>0.05</text:p>
          </table:table-cell>
          <table:table-cell table:formula="of:=ROUND(([.E16]+[.E32]+[.E48])/3;2)" office:value-type="float" office:value="2423.33" calcext:value-type="float">
            <text:p>2423.33</text:p>
          </table:table-cell>
          <table:table-cell table:formula="of:=(MAX([.E16];[.E32];[.E48]) - MIN([.E16];[.E32];[.E48]) )/2" office:value-type="float" office:value="51.5" calcext:value-type="float">
            <text:p>51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:02.6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.62" calcext:value-type="float">
            <text:p>2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.71" calcext:value-type="float">
            <text:p>2.7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02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.88" calcext:value-type="float">
            <text:p>2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.91" calcext:value-type="float">
            <text:p>2.9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0:00.9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3.04" calcext:value-type="float">
            <text:p>3.04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s/>0:00.6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.3" calcext:value-type="float">
            <text:p>3.3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<text:s/>0:00.61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0.6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3.63" calcext:value-type="float">
            <text:p>3.63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<text:s/>0:00.61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0.6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3.98" calcext:value-type="float">
            <text:p>3.98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<text:s/>0:00.6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4.52" calcext:value-type="float">
            <text:p>4.52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<text:s/>0:00.6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5.34" calcext:value-type="float">
            <text:p>5.34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0:00.80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6.22" calcext:value-type="float">
            <text:p>6.22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<text:s/>0:00.8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0.88" calcext:value-type="float">
            <text:p>0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6.47" calcext:value-type="float">
            <text:p>6.47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<text:s/>0:00.93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0.93" calcext:value-type="float">
            <text:p>0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9.43" calcext:value-type="float">
            <text:p>9.43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<text:s/>0:01.18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1.18" calcext:value-type="float">
            <text:p>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9.89" calcext:value-type="float">
            <text:p>9.89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<text:s/>0:01.20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<text:s/></text:p>
          </table:table-cell>
          <table:table-cell table:formula="of:=[.D31]*86400"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1.27" calcext:value-type="float">
            <text:p>11.27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<text:s/>0:01.35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</text:p>
          </table:table-cell>
          <table:table-cell table:formula="of:=[.D32]*86400" office:value-type="float" office:value="1.35" calcext:value-type="float">
            <text:p>1.3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:02.6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.62" calcext:value-type="float">
            <text:p>2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.71" calcext:value-type="float">
            <text:p>2.7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02.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.89" calcext:value-type="float">
            <text:p>2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:00.9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0.97" calcext:value-type="float">
            <text:p>0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3.04" calcext:value-type="float">
            <text:p>3.04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s/>0:00.6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.25" calcext:value-type="float">
            <text:p>3.25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/>0:00.61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0.6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3.59" calcext:value-type="float">
            <text:p>3.59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<text:s/>0:00.6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4.01" calcext:value-type="float">
            <text:p>4.01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<text:s/>0:00.63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4.47" calcext:value-type="float">
            <text:p>4.47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<text:s/>0:00.68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0.68" calcext:value-type="float">
            <text:p>0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5.13" calcext:value-type="float">
            <text:p>5.13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<text:s/>0:00.79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0.79" calcext:value-type="float">
            <text:p>0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6.36" calcext:value-type="float">
            <text:p>6.36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<text:s/>0:00.86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7.39" calcext:value-type="float">
            <text:p>7.39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<text:s/>0:01.00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7.97" calcext:value-type="float">
            <text:p>7.97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<text:s/>0:01.02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<text:s/></text:p>
          </table:table-cell>
          <table:table-cell table:formula="of:=[.D46]*86400"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9.62" calcext:value-type="float">
            <text:p>9.62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0:01.17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</text:p>
          </table:table-cell>
          <table:table-cell table:formula="of:=[.D47]*86400" office:value-type="float" office:value="1.17" calcext:value-type="float">
            <text:p>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9.98" calcext:value-type="float">
            <text:p>9.98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<text:s/>0:01.26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<text:s/></text:p>
          </table:table-cell>
          <table:table-cell table:formula="of:=[.D48]*86400" office:value-type="float" office:value="1.26" calcext:value-type="float">
            <text:p>1.2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2:39:12.774269502</dc:date>
    <meta:editing-duration>PT45S</meta:editing-duration>
    <meta:editing-cycles>1</meta:editing-cycles>
    <meta:document-statistic meta:table-count="1" meta:cell-count="428" meta:object-count="0"/>
    <meta:generator>LibreOffice/7.0.2.2$Linux_X86_64 LibreOffice_project/00$Build-2</meta:generator>
  </office:meta>
</office:document-meta>
</file>